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043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Experiment</text:p>
          </table:table-cell>
          <table:table-cell office:value-type="string" table:style-name="ce1">
            <text:p>Changes</text:p>
          </table:table-cell>
          <table:table-cell office:value-type="string" table:style-name="ce1">
            <text:p>Slices</text:p>
          </table:table-cell>
          <table:table-cell office:value-type="string" table:style-name="ce1">
            <text:p>Simulated</text:p>
          </table:table-cell>
          <table:table-cell office:value-type="string" table:style-name="ce1">
            <text:p>Resul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oftma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etwork layer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etwork layers, upperbound, lowerboun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isy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educed stdev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xact timing, better db queri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amma 0.2, query delta_time, wait until valid throughput rea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tdev 250,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tdev 250,1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amma down to 0.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tdev 2500,1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ad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re episod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gamma to 0.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sufficient data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ew throughput requirements, stdev drops slow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educe lower boun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verged but wr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b</text:p>
          </table:table-cell>
          <table:table-cell office:value-type="string" table:style-name="ce1">
            <text:p>Half learning rat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^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Reward based on worst sli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Reijer _</dc:creator>
    <meta:creation-date>2023-06-15T10:03:10Z</meta:creation-date>
    <dc:date>2023-06-24T23:26:21Z</dc:date>
    <meta:editing-cycles>4</meta:editing-cycles>
    <meta:editing-duration>PT87073S</meta:editing-duration>
  </office:meta>
</office:document-meta>
</file>